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4001" officeooo:paragraph-rsid="001b4001"/>
    </style:style>
    <style:style style:name="P2" style:family="paragraph" style:parent-style-name="Standard">
      <style:paragraph-properties fo:text-align="center" style:justify-single-word="false"/>
      <style:text-properties officeooo:rsid="001b4001" officeooo:paragraph-rsid="001b4001"/>
    </style:style>
    <style:style style:name="P3" style:family="paragraph" style:parent-style-name="Standard">
      <style:text-properties officeooo:rsid="001b4001" officeooo:paragraph-rsid="00389310"/>
    </style:style>
    <style:style style:name="P4" style:family="paragraph" style:parent-style-name="Standard">
      <style:text-properties officeooo:rsid="001cdecc" officeooo:paragraph-rsid="001cdecc"/>
    </style:style>
    <style:style style:name="P5" style:family="paragraph" style:parent-style-name="Standard">
      <style:text-properties officeooo:rsid="001dcf80" officeooo:paragraph-rsid="001dcf80"/>
    </style:style>
    <style:style style:name="P6" style:family="paragraph" style:parent-style-name="Standard">
      <style:text-properties officeooo:rsid="001f8172" officeooo:paragraph-rsid="001f8172"/>
    </style:style>
    <style:style style:name="P7" style:family="paragraph" style:parent-style-name="Standard">
      <style:paragraph-properties fo:text-align="center" style:justify-single-word="false"/>
      <style:text-properties officeooo:rsid="001f8172" officeooo:paragraph-rsid="001f8172"/>
    </style:style>
    <style:style style:name="P8" style:family="paragraph" style:parent-style-name="Standard">
      <style:text-properties officeooo:rsid="0024c7f6" officeooo:paragraph-rsid="0024c7f6"/>
    </style:style>
    <style:style style:name="P9" style:family="paragraph" style:parent-style-name="Standard">
      <style:text-properties officeooo:rsid="0024c7f6" officeooo:paragraph-rsid="0029ece2"/>
    </style:style>
    <style:style style:name="P10" style:family="paragraph" style:parent-style-name="Standard">
      <style:text-properties officeooo:rsid="00253d44" officeooo:paragraph-rsid="00253d44"/>
    </style:style>
    <style:style style:name="P11" style:family="paragraph" style:parent-style-name="Standard">
      <style:text-properties officeooo:rsid="002753db" officeooo:paragraph-rsid="002753db"/>
    </style:style>
    <style:style style:name="P12" style:family="paragraph" style:parent-style-name="Standard">
      <style:text-properties officeooo:rsid="002753db" officeooo:paragraph-rsid="0029ece2"/>
    </style:style>
    <style:style style:name="P13" style:family="paragraph" style:parent-style-name="Standard">
      <style:text-properties officeooo:rsid="00284cff" officeooo:paragraph-rsid="00284cff"/>
    </style:style>
    <style:style style:name="P14" style:family="paragraph" style:parent-style-name="Standard">
      <style:text-properties officeooo:rsid="0029ece2" officeooo:paragraph-rsid="0029ece2"/>
    </style:style>
    <style:style style:name="P15" style:family="paragraph" style:parent-style-name="Standard">
      <style:text-properties officeooo:rsid="002bb238" officeooo:paragraph-rsid="002bb238"/>
    </style:style>
    <style:style style:name="P16" style:family="paragraph" style:parent-style-name="Standard">
      <style:text-properties officeooo:rsid="002c5f82" officeooo:paragraph-rsid="002c5f82"/>
    </style:style>
    <style:style style:name="P17" style:family="paragraph" style:parent-style-name="Standard">
      <style:text-properties officeooo:rsid="002c75a6" officeooo:paragraph-rsid="002c75a6"/>
    </style:style>
    <style:style style:name="P18" style:family="paragraph" style:parent-style-name="Standard">
      <style:text-properties officeooo:rsid="0030d4ab" officeooo:paragraph-rsid="0030d4ab"/>
    </style:style>
    <style:style style:name="P19" style:family="paragraph" style:parent-style-name="Standard">
      <style:text-properties officeooo:rsid="0031d989" officeooo:paragraph-rsid="0034fb2f"/>
    </style:style>
    <style:style style:name="P20" style:family="paragraph" style:parent-style-name="Standard">
      <style:text-properties officeooo:rsid="00331aff" officeooo:paragraph-rsid="0034fb2f"/>
    </style:style>
    <style:style style:name="P21" style:family="paragraph" style:parent-style-name="Standard">
      <style:text-properties fo:font-style="italic" style:text-underline-style="none" fo:font-weight="bold" officeooo:rsid="00331aff" officeooo:paragraph-rsid="0034fb2f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italic" style:text-underline-style="none" fo:font-weight="bold" officeooo:rsid="00331aff" officeooo:paragraph-rsid="002753db" style:font-style-asian="italic" style:font-weight-asian="bold" style:font-style-complex="italic" style:font-weight-complex="bold"/>
    </style:style>
    <style:style style:name="P23" style:family="paragraph" style:parent-style-name="Standard">
      <style:text-properties style:text-underline-style="none" officeooo:rsid="00331aff" officeooo:paragraph-rsid="0034fb2f"/>
    </style:style>
    <style:style style:name="P24" style:family="paragraph" style:parent-style-name="Standard">
      <style:text-properties officeooo:rsid="0034fb2f" officeooo:paragraph-rsid="0034fb2f"/>
    </style:style>
    <style:style style:name="P25" style:family="paragraph" style:parent-style-name="Standard">
      <style:text-properties officeooo:rsid="00357797" officeooo:paragraph-rsid="00357797"/>
    </style:style>
    <style:style style:name="P26" style:family="paragraph" style:parent-style-name="Standard">
      <style:text-properties officeooo:rsid="003755e1" officeooo:paragraph-rsid="003755e1"/>
    </style:style>
    <style:style style:name="P27" style:family="paragraph" style:parent-style-name="Standard">
      <style:text-properties officeooo:rsid="00389310" officeooo:paragraph-rsid="00389310"/>
    </style:style>
    <style:style style:name="P28" style:family="paragraph" style:parent-style-name="Standard">
      <style:text-properties officeooo:rsid="0039363c" officeooo:paragraph-rsid="0039363c"/>
    </style:style>
    <style:style style:name="P29" style:family="paragraph" style:parent-style-name="Standard">
      <style:text-properties officeooo:rsid="003b105c" officeooo:paragraph-rsid="003b105c"/>
    </style:style>
    <style:style style:name="P30" style:family="paragraph" style:parent-style-name="Standard">
      <style:text-properties officeooo:rsid="003b1fd4" officeooo:paragraph-rsid="003b1fd4"/>
    </style:style>
    <style:style style:name="P31" style:family="paragraph" style:parent-style-name="Standard">
      <style:text-properties officeooo:rsid="003cd444" officeooo:paragraph-rsid="003cd444"/>
    </style:style>
    <style:style style:name="P32" style:family="paragraph" style:parent-style-name="Standard">
      <style:text-properties officeooo:rsid="003e50a2" officeooo:paragraph-rsid="003e50a2"/>
    </style:style>
    <style:style style:name="P33" style:family="paragraph" style:parent-style-name="Standard">
      <style:text-properties officeooo:rsid="003e8238" officeooo:paragraph-rsid="003e8238"/>
    </style:style>
    <style:style style:name="P34" style:family="paragraph" style:parent-style-name="Standard">
      <style:text-properties style:text-line-through-style="none" style:text-line-through-type="none" fo:font-style="normal" officeooo:rsid="00284cff" officeooo:paragraph-rsid="00284cff" style:font-style-asian="normal" style:font-style-complex="normal"/>
    </style:style>
    <style:style style:name="P35" style:family="paragraph" style:parent-style-name="Standard">
      <style:text-properties fo:font-style="normal" style:text-underline-style="none" fo:font-weight="normal" officeooo:rsid="00331aff" officeooo:paragraph-rsid="0034fb2f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officeooo:rsid="00402ed5" officeooo:paragraph-rsid="00402ed5"/>
    </style:style>
    <style:style style:name="P37" style:family="paragraph" style:parent-style-name="Standard">
      <style:text-properties officeooo:rsid="004137c4" officeooo:paragraph-rsid="004137c4"/>
    </style:style>
    <style:style style:name="P38" style:family="paragraph" style:parent-style-name="Standard">
      <style:text-properties officeooo:rsid="004309ae" officeooo:paragraph-rsid="004309ae"/>
    </style:style>
    <style:style style:name="P39" style:family="paragraph" style:parent-style-name="Standard">
      <style:text-properties officeooo:rsid="004482f7" officeooo:paragraph-rsid="004482f7"/>
    </style:style>
    <style:style style:name="P40" style:family="paragraph" style:parent-style-name="Standard">
      <style:text-properties officeooo:rsid="0044a5ff" officeooo:paragraph-rsid="0044a5ff"/>
    </style:style>
    <style:style style:name="P41" style:family="paragraph" style:parent-style-name="Standard" style:list-style-name="L1">
      <style:text-properties officeooo:rsid="001b4001" officeooo:paragraph-rsid="001b4001"/>
    </style:style>
    <style:style style:name="P42" style:family="paragraph" style:parent-style-name="Standard" style:list-style-name="L6">
      <style:text-properties officeooo:rsid="001b4001" officeooo:paragraph-rsid="0029ece2"/>
    </style:style>
    <style:style style:name="P43" style:family="paragraph" style:parent-style-name="Standard">
      <style:text-properties officeooo:rsid="001b4001" officeooo:paragraph-rsid="0050803f"/>
    </style:style>
    <style:style style:name="P44" style:family="paragraph" style:parent-style-name="Standard" style:list-style-name="L1">
      <style:text-properties officeooo:rsid="001cb4b1" officeooo:paragraph-rsid="001cb4b1"/>
    </style:style>
    <style:style style:name="P45" style:family="paragraph" style:parent-style-name="Standard" style:list-style-name="L1">
      <style:text-properties officeooo:rsid="001cdecc" officeooo:paragraph-rsid="001cdecc"/>
    </style:style>
    <style:style style:name="P46" style:family="paragraph" style:parent-style-name="Standard" style:list-style-name="L2">
      <style:text-properties officeooo:rsid="002c75a6" officeooo:paragraph-rsid="002c75a6"/>
    </style:style>
    <style:style style:name="P47" style:family="paragraph" style:parent-style-name="Standard" style:list-style-name="L4">
      <style:text-properties officeooo:rsid="002c75a6" officeooo:paragraph-rsid="002cb7de"/>
    </style:style>
    <style:style style:name="P48" style:family="paragraph" style:parent-style-name="Standard" style:list-style-name="L4">
      <style:text-properties officeooo:rsid="002c75a6" officeooo:paragraph-rsid="002c75a6"/>
    </style:style>
    <style:style style:name="P49" style:family="paragraph" style:parent-style-name="Standard" style:list-style-name="L4">
      <style:text-properties officeooo:rsid="002c75a6" officeooo:paragraph-rsid="002e733e"/>
    </style:style>
    <style:style style:name="P50" style:family="paragraph" style:parent-style-name="Standard" style:list-style-name="L3">
      <style:text-properties officeooo:rsid="001f8172" officeooo:paragraph-rsid="001f8172"/>
    </style:style>
    <style:style style:name="P51" style:family="paragraph" style:parent-style-name="Standard" style:list-style-name="L4">
      <style:text-properties officeooo:rsid="002cb7de" officeooo:paragraph-rsid="002e733e"/>
    </style:style>
    <style:style style:name="P52" style:family="paragraph" style:parent-style-name="Standard" style:list-style-name="L4">
      <style:text-properties officeooo:rsid="002cb7de" officeooo:paragraph-rsid="002cb7de"/>
    </style:style>
    <style:style style:name="P53" style:family="paragraph" style:parent-style-name="Standard" style:list-style-name="L4">
      <style:text-properties fo:color="#000000" loext:opacity="100%" style:font-name="Consolas" fo:font-size="9pt" fo:language="en" fo:country="US" officeooo:rsid="0030d4ab" officeooo:paragraph-rsid="0030d4ab" style:font-size-asian="9pt"/>
    </style:style>
    <style:style style:name="P54" style:family="paragraph" style:parent-style-name="Standard" style:list-style-name="L4">
      <style:text-properties fo:color="#000000" loext:opacity="100%" style:font-name="Consolas" fo:font-size="9pt" fo:language="en" fo:country="US" officeooo:rsid="00331aff" officeooo:paragraph-rsid="00331aff" style:font-size-asian="9pt"/>
    </style:style>
    <style:style style:name="P55" style:family="paragraph" style:parent-style-name="Standard" style:list-style-name="L5">
      <style:text-properties officeooo:paragraph-rsid="00284cff"/>
    </style:style>
    <style:style style:name="P56" style:family="paragraph" style:parent-style-name="Standard" style:list-style-name="L5">
      <style:text-properties style:text-line-through-style="none" style:text-line-through-type="none" officeooo:rsid="00215300" officeooo:paragraph-rsid="00284cff"/>
    </style:style>
    <style:style style:name="P57" style:family="paragraph" style:parent-style-name="Standard" style:list-style-name="L6">
      <style:text-properties style:text-line-through-style="none" style:text-line-through-type="none" officeooo:rsid="00215300" officeooo:paragraph-rsid="00215300"/>
    </style:style>
    <style:style style:name="P58" style:family="paragraph" style:parent-style-name="Standard" style:list-style-name="L6">
      <style:text-properties style:text-line-through-style="none" style:text-line-through-type="none" officeooo:rsid="00284cff" officeooo:paragraph-rsid="00284cff"/>
    </style:style>
    <style:style style:name="P59" style:family="paragraph" style:parent-style-name="Standard" style:list-style-name="L6">
      <style:text-properties style:text-line-through-style="none" style:text-line-through-type="none" officeooo:rsid="0029ece2" officeooo:paragraph-rsid="0029ece2"/>
    </style:style>
    <style:style style:name="P60" style:family="paragraph" style:parent-style-name="Standard" style:list-style-name="L6">
      <style:text-properties officeooo:rsid="0024c7f6" officeooo:paragraph-rsid="00284cff"/>
    </style:style>
    <style:style style:name="P61" style:family="paragraph" style:parent-style-name="Standard" style:list-style-name="L6">
      <style:text-properties officeooo:rsid="0024c7f6" officeooo:paragraph-rsid="0029ece2"/>
    </style:style>
    <style:style style:name="P62" style:family="paragraph" style:parent-style-name="Standard" style:list-style-name="L7">
      <style:text-properties officeooo:rsid="00331aff" officeooo:paragraph-rsid="0034fb2f"/>
    </style:style>
    <style:style style:name="P63" style:family="paragraph" style:parent-style-name="Standard" style:list-style-name="L7">
      <style:text-properties fo:font-style="italic" style:text-underline-style="none" fo:font-weight="bold" officeooo:rsid="00331aff" officeooo:paragraph-rsid="0034fb2f" style:font-style-asian="italic" style:font-weight-asian="bold" style:font-style-complex="italic" style:font-weight-complex="bold"/>
    </style:style>
    <style:style style:name="P64" style:family="paragraph" style:parent-style-name="Standard" style:list-style-name="L7">
      <style:text-properties fo:font-style="normal" style:text-underline-style="none" fo:font-weight="normal" officeooo:rsid="0034fb2f" officeooo:paragraph-rsid="0034fb2f" style:font-style-asian="normal" style:font-weight-asian="normal" style:font-style-complex="normal" style:font-weight-complex="normal"/>
    </style:style>
    <style:style style:name="P65" style:family="paragraph" style:parent-style-name="Standard" style:list-style-name="L8">
      <style:text-properties officeooo:rsid="0030d4ab" officeooo:paragraph-rsid="0030d4ab"/>
    </style:style>
    <style:style style:name="P66" style:family="paragraph" style:parent-style-name="Standard" style:list-style-name="L8">
      <style:text-properties officeooo:rsid="00310d3f" officeooo:paragraph-rsid="00310d3f"/>
    </style:style>
    <style:style style:name="P67" style:family="paragraph" style:parent-style-name="Standard" style:list-style-name="L9">
      <style:text-properties officeooo:rsid="00253d44" officeooo:paragraph-rsid="00253d44"/>
    </style:style>
    <style:style style:name="P68" style:family="paragraph" style:parent-style-name="Standard" style:list-style-name="L10">
      <style:text-properties officeooo:rsid="0034fb2f" officeooo:paragraph-rsid="0034fb2f"/>
    </style:style>
    <style:style style:name="P69" style:family="paragraph" style:parent-style-name="Standard" style:list-style-name="L11">
      <style:text-properties officeooo:rsid="00357797" officeooo:paragraph-rsid="00357797"/>
    </style:style>
    <style:style style:name="P70" style:family="paragraph" style:parent-style-name="Standard" style:list-style-name="L12">
      <style:text-properties officeooo:rsid="00389310" officeooo:paragraph-rsid="00389310"/>
    </style:style>
    <style:style style:name="P71" style:family="paragraph" style:parent-style-name="Standard" style:list-style-name="L13">
      <style:text-properties officeooo:rsid="0039363c" officeooo:paragraph-rsid="0039363c"/>
    </style:style>
    <style:style style:name="P72" style:family="paragraph" style:parent-style-name="Standard" style:list-style-name="L14">
      <style:text-properties officeooo:rsid="0039363c" officeooo:paragraph-rsid="0039363c"/>
    </style:style>
    <style:style style:name="P73" style:family="paragraph" style:parent-style-name="Standard" style:list-style-name="L15">
      <style:text-properties officeooo:rsid="003b105c" officeooo:paragraph-rsid="003b105c"/>
    </style:style>
    <style:style style:name="P74" style:family="paragraph" style:parent-style-name="Standard" style:list-style-name="L16">
      <style:text-properties officeooo:rsid="003b105c" officeooo:paragraph-rsid="003b105c"/>
    </style:style>
    <style:style style:name="P75" style:family="paragraph" style:parent-style-name="Standard" style:list-style-name="L17">
      <style:text-properties officeooo:rsid="0044a5ff" officeooo:paragraph-rsid="0044a5ff"/>
    </style:style>
    <style:style style:name="P76" style:family="paragraph" style:parent-style-name="Standard" style:list-style-name="L18">
      <style:text-properties officeooo:rsid="0044a5ff" officeooo:paragraph-rsid="0044a5ff"/>
    </style:style>
    <style:style style:name="P77" style:family="paragraph" style:parent-style-name="Standard" style:list-style-name="L19">
      <style:text-properties officeooo:rsid="0044a5ff" officeooo:paragraph-rsid="0044a5ff"/>
    </style:style>
    <style:style style:name="P78" style:family="paragraph" style:parent-style-name="Standard" style:list-style-name="L19">
      <style:text-properties officeooo:rsid="0044a5ff" officeooo:paragraph-rsid="0050803f"/>
    </style:style>
    <style:style style:name="P79" style:family="paragraph" style:parent-style-name="Standard">
      <style:text-properties officeooo:rsid="0044a5ff" officeooo:paragraph-rsid="0044a5ff"/>
    </style:style>
    <style:style style:name="P80" style:family="paragraph" style:parent-style-name="Standard">
      <style:text-properties officeooo:rsid="0044a5ff" officeooo:paragraph-rsid="0050803f"/>
    </style:style>
    <style:style style:name="P81" style:family="paragraph" style:parent-style-name="Standard">
      <style:text-properties officeooo:rsid="0046e9df" officeooo:paragraph-rsid="0046e9df"/>
    </style:style>
    <style:style style:name="P82" style:family="paragraph" style:parent-style-name="Standard" style:list-style-name="L20">
      <style:text-properties officeooo:rsid="0046e9df" officeooo:paragraph-rsid="0046e9df"/>
    </style:style>
    <style:style style:name="P83" style:family="paragraph" style:parent-style-name="Standard" style:list-style-name="L21">
      <style:text-properties officeooo:rsid="0046e9df" officeooo:paragraph-rsid="0050803f"/>
    </style:style>
    <style:style style:name="P84" style:family="paragraph" style:parent-style-name="Standard">
      <style:text-properties officeooo:rsid="0046e9df" officeooo:paragraph-rsid="0050803f"/>
    </style:style>
    <style:style style:name="P85" style:family="paragraph" style:parent-style-name="Standard" style:list-style-name="L20">
      <style:text-properties officeooo:paragraph-rsid="0046e9df"/>
    </style:style>
    <style:style style:name="P86" style:family="paragraph" style:parent-style-name="Standard">
      <style:text-properties officeooo:rsid="004838b5" officeooo:paragraph-rsid="004838b5"/>
    </style:style>
    <style:style style:name="P87" style:family="paragraph" style:parent-style-name="Standard">
      <style:text-properties officeooo:rsid="004838b5" officeooo:paragraph-rsid="0050803f"/>
    </style:style>
    <style:style style:name="P88" style:family="paragraph" style:parent-style-name="Standard">
      <style:text-properties officeooo:rsid="00489675" officeooo:paragraph-rsid="00489675"/>
    </style:style>
    <style:style style:name="P89" style:family="paragraph" style:parent-style-name="Standard">
      <style:text-properties officeooo:rsid="00489675" officeooo:paragraph-rsid="0050803f"/>
    </style:style>
    <style:style style:name="P90" style:family="paragraph" style:parent-style-name="Standard">
      <style:text-properties officeooo:rsid="0049a463" officeooo:paragraph-rsid="0049a463"/>
    </style:style>
    <style:style style:name="P91" style:family="paragraph" style:parent-style-name="Standard">
      <style:text-properties officeooo:rsid="0049a463" officeooo:paragraph-rsid="0050803f"/>
    </style:style>
    <style:style style:name="P92" style:family="paragraph" style:parent-style-name="Standard">
      <style:text-properties officeooo:rsid="004482f7" officeooo:paragraph-rsid="004482f7"/>
    </style:style>
    <style:style style:name="P93" style:family="paragraph" style:parent-style-name="Standard">
      <style:text-properties officeooo:rsid="004482f7" officeooo:paragraph-rsid="0050803f"/>
    </style:style>
    <style:style style:name="P94" style:family="paragraph" style:parent-style-name="Standard">
      <style:text-properties officeooo:rsid="004a4747" officeooo:paragraph-rsid="004a4747"/>
    </style:style>
    <style:style style:name="P95" style:family="paragraph" style:parent-style-name="Standard">
      <style:text-properties officeooo:rsid="004a4747" officeooo:paragraph-rsid="0044a5ff"/>
    </style:style>
    <style:style style:name="P96" style:family="paragraph" style:parent-style-name="Standard">
      <style:text-properties officeooo:rsid="004a4747" officeooo:paragraph-rsid="0050803f"/>
    </style:style>
    <style:style style:name="P97" style:family="paragraph" style:parent-style-name="Standard">
      <style:text-properties officeooo:rsid="004bb4e8" officeooo:paragraph-rsid="004bb4e8"/>
    </style:style>
    <style:style style:name="P98" style:family="paragraph" style:parent-style-name="Standard">
      <style:text-properties officeooo:rsid="004cad93" officeooo:paragraph-rsid="004cad93"/>
    </style:style>
    <style:style style:name="P99" style:family="paragraph" style:parent-style-name="Standard">
      <style:text-properties officeooo:rsid="0050803f" officeooo:paragraph-rsid="0050803f"/>
    </style:style>
    <style:style style:name="P100" style:family="paragraph" style:parent-style-name="Standard">
      <style:text-properties officeooo:rsid="004137c4" officeooo:paragraph-rsid="004137c4"/>
    </style:style>
    <style:style style:name="P101" style:family="paragraph" style:parent-style-name="Standard">
      <style:text-properties officeooo:rsid="004137c4" officeooo:paragraph-rsid="0050803f"/>
    </style:style>
    <style:style style:name="P102" style:family="paragraph" style:parent-style-name="Standard">
      <style:text-properties officeooo:rsid="004309ae" officeooo:paragraph-rsid="0050803f"/>
    </style:style>
    <style:style style:name="P103" style:family="paragraph" style:parent-style-name="Standard" style:list-style-name="L21">
      <style:text-properties officeooo:paragraph-rsid="0050803f"/>
    </style:style>
    <style:style style:name="P104" style:family="paragraph" style:parent-style-name="Standard" style:list-style-name="L22">
      <style:text-properties officeooo:rsid="00521342" officeooo:paragraph-rsid="00521342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00215300"/>
    </style:style>
    <style:style style:name="T3" style:family="text">
      <style:text-properties style:text-line-through-style="none" style:text-line-through-type="none" fo:font-style="italic" officeooo:rsid="0024c7f6" style:font-style-asian="italic" style:font-style-complex="italic"/>
    </style:style>
    <style:style style:name="T4" style:family="text">
      <style:text-properties style:text-line-through-style="none" style:text-line-through-type="none" fo:font-style="normal" style:font-style-asian="normal" style:font-style-complex="normal"/>
    </style:style>
    <style:style style:name="T5" style:family="text">
      <style:text-properties style:text-line-through-style="none" style:text-line-through-type="none" fo:font-style="normal" officeooo:rsid="0024c7f6" style:font-style-asian="normal" style:font-style-complex="normal"/>
    </style:style>
    <style:style style:name="T6" style:family="text">
      <style:text-properties style:text-line-through-style="none" style:text-line-through-type="none" officeooo:rsid="0029ece2"/>
    </style:style>
    <style:style style:name="T7" style:family="text">
      <style:text-properties officeooo:rsid="00253d44"/>
    </style:style>
    <style:style style:name="T8" style:family="text">
      <style:text-properties officeooo:rsid="00284cff"/>
    </style:style>
    <style:style style:name="T9" style:family="text">
      <style:text-properties officeooo:rsid="00215300"/>
    </style:style>
    <style:style style:name="T10" style:family="text">
      <style:text-properties officeooo:rsid="0029ece2"/>
    </style:style>
    <style:style style:name="T11" style:family="text">
      <style:text-properties fo:color="#000000" loext:opacity="100%" style:font-name="Consolas" fo:font-size="9pt" fo:language="en" fo:country="US" style:font-size-asian="9pt"/>
    </style:style>
    <style:style style:name="T12" style:family="text">
      <style:text-properties fo:color="#000000" loext:opacity="100%" style:font-name="Consolas" fo:font-size="9pt" fo:language="en" fo:country="US" fo:font-weight="bold" style:font-size-asian="9pt" style:font-weight-asian="bold"/>
    </style:style>
    <style:style style:name="T13" style:family="text">
      <style:text-properties officeooo:rsid="0034fb2f"/>
    </style:style>
    <style:style style:name="T14" style:family="text">
      <style:text-properties officeooo:rsid="00357797"/>
    </style:style>
    <style:style style:name="T15" style:family="text">
      <style:text-properties officeooo:rsid="00389310"/>
    </style:style>
    <style:style style:name="T16" style:family="text">
      <style:text-properties officeooo:rsid="0039363c"/>
    </style:style>
    <style:style style:name="T17" style:family="text">
      <style:text-properties officeooo:rsid="003e8238"/>
    </style:style>
    <style:style style:name="T18" style:family="text">
      <style:text-properties officeooo:rsid="0046e9df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fo:background-color="#ffff00" loext:char-shading-value="0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fo:background-color="#ffff00" loext:char-shading-value="0" style:font-style-asian="normal" style:font-weight-asian="normal" style:font-style-complex="normal" style:font-weight-complex="normal"/>
    </style:style>
    <style:style style:name="T26" style:family="text">
      <style:text-properties officeooo:rsid="005080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etting Started with Powershell</text:p>
      <text:p text:style-name="P2">Powershell for Beginners</text:p>
      <text:p text:style-name="P1">Jeffrey Snover </text:p>
      <text:p text:style-name="P1">Jason Helmick</text:p>
      <text:p text:style-name="P1">Powershell &amp; Microsoft Server</text:p>
      <text:p text:style-name="P1"/>
      <text:p text:style-name="P1"/>
      <text:p text:style-name="P1">1. Don’t fear the shell</text:p>
      <text:p text:style-name="P1"/>
      <text:list xml:id="list2135194262" text:style-name="L1">
        <text:list-item>
          <text:p text:style-name="P41">The purpose for powershell</text:p>
          <text:list>
            <text:list-item>
              <text:p text:style-name="P41">improved management and automation</text:p>
            </text:list-item>
            <text:list-item>
              <text:p text:style-name="P41">managing real-time</text:p>
            </text:list-item>
            <text:list-item>
              <text:p text:style-name="P41">manage large scale</text:p>
            </text:list-item>
          </text:list>
        </text:list-item>
        <text:list-item>
          <text:p text:style-name="P44">powershell v2</text:p>
          <text:list>
            <text:list-item>
              <text:p text:style-name="P44">windows xp and server 2003 windows 7 and server 2008</text:p>
            </text:list-item>
            <text:list-item>
              <text:p text:style-name="P44">download windows management framework 3.0 at microsoft.com…...</text:p>
            </text:list-item>
          </text:list>
        </text:list-item>
        <text:list-item>
          <text:p text:style-name="P44">powershell v3</text:p>
          <text:list>
            <text:list-item>
              <text:p text:style-name="P44">windows 8 and later</text:p>
            </text:list-item>
          </text:list>
        </text:list-item>
        <text:list-item>
          <text:p text:style-name="P45">powershell ISE </text:p>
          <text:list>
            <text:list-item>
              <text:p text:style-name="P45">scripting editor</text:p>
            </text:list-item>
          </text:list>
        </text:list-item>
      </text:list>
      <text:p text:style-name="P4">cmdlets: verb – noun</text:p>
      <text:p text:style-name="P4">native commands work!</text:p>
      <text:p text:style-name="P5">\</text:p>
      <text:p text:style-name="P5">when importing bash to windows</text:p>
      <text:p text:style-name="P5">Unix is a document oriented operating system</text:p>
      <text:p text:style-name="P5">management tools</text:p>
      <text:p text:style-name="P5">windows is an API oriented operating system</text:p>
      <text:p text:style-name="P5">text manipulation tools</text:p>
      <text:p text:style-name="P5">\</text:p>
      <text:p text:style-name="P5"/>
      <text:p text:style-name="P5">unix – VMS \ BMS – </text:p>
      <text:p text:style-name="P5"/>
      <text:p text:style-name="P5">verb – noun</text:p>
      <text:p text:style-name="P5">verb / noun </text:p>
      <text:p text:style-name="P5"/>
      <text:p text:style-name="P5"/>
      <text:p text:style-name="P5">set-location <text:a xlink:type="simple" xlink:href="file:///c:/" text:style-name="Internet_20_link" text:visited-style-name="Visited_20_Internet_20_Link">c:\</text:a></text:p>
      <text:p text:style-name="P5"/>
      <text:p text:style-name="P5">get-childitem</text:p>
      <text:p text:style-name="P5"/>
      <text:p text:style-name="P5">clear-host</text:p>
      <text:p text:style-name="P5"/>
      <text:p text:style-name="P6">cls clearhost</text:p>
      <text:p text:style-name="P6">cd – Set-location</text:p>
      <text:p text:style-name="P6"/>
      <text:p text:style-name="P6">gal pwd</text:p>
      <text:p text:style-name="P7">Alias System</text:p>
      <text:p text:style-name="P6">get Alias</text:p>
      <text:p text:style-name="P6"/>
      <text:p text:style-name="P6"><text:soft-page-break/>gal g*</text:p>
      <text:p text:style-name="P6">* = wildcard</text:p>
      <text:p text:style-name="P17">in powershell there’s no conflict between wildcards and arrays, arrays here being the arguments in brackets. </text:p>
      <text:p text:style-name="P17">Ex:</text:p>
      <text:list xml:id="list227742874" text:style-name="L2">
        <text:list-item>
          <text:p text:style-name="P46">get-service -Name b*, c*</text:p>
        </text:list-item>
      </text:list>
      <text:p text:style-name="P6"/>
      <text:p text:style-name="P6">gal *sv</text:p>
      <text:p text:style-name="P6"/>
      <text:p text:style-name="P6">get-alias Definition get-alias</text:p>
      <text:p text:style-name="P6"/>
      <text:p text:style-name="P6"/>
      <text:p text:style-name="P6"/>
      <text:p text:style-name="P6">GET-HELP</text:p>
      <text:p text:style-name="P6"/>
      <text:p text:style-name="P6"/>
      <text:p text:style-name="P6"/>
      <text:p text:style-name="P6">Help System</text:p>
      <text:p text:style-name="P6"/>
      <text:p text:style-name="P6"/>
      <text:p text:style-name="P5"/>
      <text:p text:style-name="P6">microsoft virtual academy</text:p>
      <text:p text:style-name="P1">2. The Help System <text:span text:style-name="T15">(review)</text:span></text:p>
      <text:list xml:id="list1945351901" text:style-name="L3">
        <text:list-item>
          <text:p text:style-name="P50">why you need help</text:p>
          <text:list>
            <text:list-item>
              <text:p text:style-name="P50">don’t memorize – discover</text:p>
            </text:list-item>
            <text:list-item>
              <text:p text:style-name="P50">scripting resources and information</text:p>
            </text:list-item>
            <text:list-item>
              <text:p text:style-name="P50">advanced powershell configuration information</text:p>
            </text:list-item>
          </text:list>
        </text:list-item>
        <text:list-item>
          <text:p text:style-name="P50">updateable help</text:p>
        </text:list-item>
        <text:list-item>
          <text:p text:style-name="P50">discoverability with the help system</text:p>
        </text:list-item>
        <text:list-item>
          <text:p text:style-name="P50">understanding syntax</text:p>
        </text:list-item>
        <text:list-item>
          <text:p text:style-name="P50">real-world using help</text:p>
        </text:list-item>
      </text:list>
      <text:p text:style-name="P1"/>
      <text:p text:style-name="P14">Syntax:</text:p>
      <text:list xml:id="list19774773" text:style-name="L4">
        <text:list-item>
          <text:p text:style-name="P47">verb-noun -parameter [optional value] required value</text:p>
          <text:list>
            <text:list-item>
              <text:p text:style-name="P48">value = argument</text:p>
            </text:list-item>
          </text:list>
        </text:list-item>
        <text:list-item>
          <text:p text:style-name="P51">[ ] (brackets surround the value) = optional value / argument</text:p>
        </text:list-item>
        <text:list-item>
          <text:p text:style-name="P52">open (no brackets surrounding the value) required value / argument</text:p>
        </text:list-item>
        <text:list-item>
          <text:p text:style-name="P49">&lt;string[can take multiple values, separated by a comma]&gt;</text:p>
        </text:list-item>
        <text:list-item>
          <text:p text:style-name="P49"><text:span text:style-name="T11">[[-</text:span><text:span text:style-name="T12">Name</text:span><text:span text:style-name="T11">] &lt;System.String[]&gt;] </text:span></text:p>
          <text:list>
            <text:list-item>
              <text:p text:style-name="P53">[[optional] &lt;required&gt;]</text:p>
            </text:list-item>
          </text:list>
        </text:list-item>
        <text:list-item>
          <text:p text:style-name="P54">; semicolon is a statement separator </text:p>
          <text:list>
            <text:list-item>
              <text:p text:style-name="P54">do this, and then do something else. </text:p>
            </text:list-item>
          </text:list>
        </text:list-item>
      </text:list>
      <text:p text:style-name="P1"/>
      <text:p text:style-name="P13">Commands:</text:p>
      <text:list xml:id="list1299471543" text:style-name="L5">
        <text:list-item>
          <text:p text:style-name="P55"><text:span text:style-name="T9">get-alias </text:span><text:span text:style-name="T2">-Definition get-process</text:span></text:p>
        </text:list-item>
        <text:list-item>
          <text:p text:style-name="P56">clear = cls</text:p>
        </text:list-item>
        <text:list-item>
          <text:p text:style-name="P56">update-help -Force</text:p>
        </text:list-item>
      </text:list>
      <text:list xml:id="list3413931802" text:style-name="L6">
        <text:list-item>
          <text:p text:style-name="P58">Ways to say get help</text:p>
          <text:list>
            <text:list-item>
              <text:p text:style-name="P57">get-help</text:p>
            </text:list-item>
            <text:list-item>
              <text:p text:style-name="P57"><text:soft-page-break/>help</text:p>
            </text:list-item>
            <text:list-item>
              <text:p text:style-name="P57">man</text:p>
            </text:list-item>
          </text:list>
        </text:list-item>
        <text:list-item>
          <text:p text:style-name="P58">get-help -full</text:p>
        </text:list-item>
        <text:list-item>
          <text:p text:style-name="P60">get-help get-service -detailed</text:p>
          <text:list>
            <text:list-item>
              <text:p text:style-name="P60">detailed help explains the parameters</text:p>
            </text:list-item>
          </text:list>
        </text:list-item>
        <text:list-item>
          <text:p text:style-name="P59">flags</text:p>
          <text:list>
            <text:list-item>
              <text:p text:style-name="P61">-<text:span text:style-name="T10">e</text:span><text:span text:style-name="T7">xample</text:span><text:span text:style-name="T10">(s?)</text:span></text:p>
            </text:list-item>
            <text:list-item>
              <text:p text:style-name="P42">-<text:span text:style-name="T7">full</text:span></text:p>
            </text:list-item>
            <text:list-item>
              <text:p text:style-name="P42"><text:span text:style-name="T1">-</text:span><text:span text:style-name="T6">detailed</text:span></text:p>
            </text:list-item>
          </text:list>
        </text:list-item>
      </text:list>
      <text:p text:style-name="P9"/>
      <text:p text:style-name="P19">get-eventlog -LogName System -Newest 3 -EntryType error -ComputerName dc,s1,s2</text:p>
      <text:p text:style-name="P20">cls; HELP about_Eventlogs</text:p>
      <text:p text:style-name="P21">help about_*</text:p>
      <text:p text:style-name="P23">get-help about_Hash_Tables</text:p>
      <text:p text:style-name="P21">get-help about_topic</text:p>
      <text:p text:style-name="P21">get-help -Category</text:p>
      <text:p text:style-name="P35"/>
      <text:p text:style-name="P20">two help systems</text:p>
      <text:list xml:id="list763033828" text:style-name="L7">
        <text:list-item>
          <text:p text:style-name="P62">help system for commandlets</text:p>
        </text:list-item>
        <text:list-item>
          <text:p text:style-name="P62">about _ help system</text:p>
          <text:list>
            <text:list-item>
              <text:p text:style-name="P63">help about_*</text:p>
            </text:list-item>
          </text:list>
        </text:list-item>
        <text:list-item>
          <text:p text:style-name="P62">-category help system</text:p>
          <text:list>
            <text:list-item>
              <text:p text:style-name="P63">get-help -Category <text:span text:style-name="T13">vagueinput</text:span></text:p>
              <text:list>
                <text:list-item>
                  <text:p text:style-name="P64">can use a bad value if you don’t know what to input, and powershell will return a list of possible sets you can try</text:p>
                </text:list-item>
              </text:list>
            </text:list-item>
          </text:list>
        </text:list-item>
      </text:list>
      <text:p text:style-name="P9"/>
      <text:p text:style-name="P18">Key Commands</text:p>
      <text:list xml:id="list1820992966" text:style-name="L8">
        <text:list-item>
          <text:p text:style-name="P65">Arrow Keys</text:p>
          <text:list>
            <text:list-item>
              <text:p text:style-name="P66">left</text:p>
            </text:list-item>
            <text:list-item>
              <text:p text:style-name="P66">right</text:p>
            </text:list-item>
            <text:list-item>
              <text:p text:style-name="P66">up</text:p>
            </text:list-item>
            <text:list-item>
              <text:p text:style-name="P66">down</text:p>
            </text:list-item>
            <text:list-item>
              <text:p text:style-name="P66">tab</text:p>
              <text:list>
                <text:list-item>
                  <text:p text:style-name="P66">cycle through possible commands ending with what is already typed</text:p>
                </text:list-item>
              </text:list>
            </text:list-item>
          </text:list>
        </text:list-item>
      </text:list>
      <text:p text:style-name="P9"/>
      <text:p text:style-name="P9">gethelp g*service*</text:p>
      <text:p text:style-name="P9"/>
      <text:p text:style-name="P12"><text:span text:style-name="T10">G</text:span>et-help gets us help, but it also lets us search for things</text:p>
      <text:p text:style-name="P8"><text:span text:style-name="T8">W</text:span>hat’s the noun that you want to find then use help to search for it</text:p>
      <text:p text:style-name="P8"><text:span text:style-name="T8">T</text:span>hink about what you want, type and then get it</text:p>
      <text:p text:style-name="P8"><text:span text:style-name="T8">I</text:span>nfinite number of nouns but the verbs are pretty regular</text:p>
      <text:p text:style-name="P13">Learn the verbs with <text:span text:style-name="T3">get-verbs</text:span><text:span text:style-name="T5"> </text:span><text:span text:style-name="T4">and search for the nouns.</text:span></text:p>
      <text:p text:style-name="P34">Pick just the verbs that are most relevant to what you need for your common tasks</text:p>
      <text:p text:style-name="P10"><text:span text:style-name="T10">if can’t update (such as in powershell2): </text:span>gethelp get-service -online</text:p>
      <text:p text:style-name="P16">dashes are parameters</text:p>
      <text:p text:style-name="P15">cmd = console ≠ powershell</text:p>
      <text:p text:style-name="P1"/>
      <text:p text:style-name="P1"><text:span text:style-name="T10">get-help get-service </text:span>-<text:span text:style-name="T7">ShowWindow</text:span></text:p>
      <text:list xml:id="list3743895124" text:style-name="L9">
        <text:list-item>
          <text:p text:style-name="P67">-<text:span text:style-name="T10">ShowWindow</text:span></text:p>
        </text:list-item>
        <text:list-item>
          <text:p text:style-name="P67"><text:soft-page-break/>settings</text:p>
        </text:list-item>
        <text:list-item>
          <text:p text:style-name="P67"/>
        </text:list-item>
      </text:list>
      <text:p text:style-name="P11">syntax:</text:p>
      <text:p text:style-name="P11"/>
      <text:p text:style-name="P14">copy with:</text:p>
      <text:p text:style-name="P14">paste with: </text:p>
      <text:p text:style-name="P22"/>
      <text:p text:style-name="P1"/>
      <text:p text:style-name="P1">3. The pipeline: getting connected <text:span text:style-name="T15">(review)</text:span></text:p>
      <text:p text:style-name="P1"/>
      <text:list xml:id="list1814231317" text:style-name="L10">
        <text:list-item>
          <text:p text:style-name="P68">What’s the pipeline and what does it do</text:p>
        </text:list-item>
        <text:list-item>
          <text:p text:style-name="P68"/>
        </text:list-item>
      </text:list>
      <text:p text:style-name="P24">get-service -name bits | stop service</text:p>
      <text:p text:style-name="P25">export-csv -Path <text:a xlink:type="simple" xlink:href="file:///c:/service.csv" text:style-name="Internet_20_link" text:visited-style-name="Visited_20_Internet_20_Link">c:\service.csv</text:a></text:p>
      <text:p text:style-name="P25">export-clixml </text:p>
      <text:p text:style-name="P25">Compare-Object -<text:span text:style-name="T1">ReferenceObject (import-clixml </text:span><text:a xlink:type="simple" xlink:href="file:///c:/good.xml" text:style-name="Internet_20_link" text:visited-style-name="Visited_20_Internet_20_Link"><text:span text:style-name="T1">c:\good.xml</text:span></text:a><text:span text:style-name="T1">) -DifferentProcess)</text:span></text:p>
      <text:p text:style-name="P24"/>
      <text:p text:style-name="P24"/>
      <text:p text:style-name="P26">export = convert + out</text:p>
      <text:p text:style-name="P25">Commands</text:p>
      <text:list xml:id="list2794900634" text:style-name="L11">
        <text:list-item>
          <text:p text:style-name="P69">-PassThru</text:p>
          <text:list>
            <text:list-item>
              <text:p text:style-name="P69">returns results on the command line</text:p>
            </text:list-item>
          </text:list>
        </text:list-item>
      </text:list>
      <text:p text:style-name="P27">cmdlets that kill</text:p>
      <text:list xml:id="list3461491529" text:style-name="L12">
        <text:list-item>
          <text:p text:style-name="P70">Stop-Process / kill</text:p>
        </text:list-item>
        <text:list-item>
          <text:p text:style-name="P70">stop-service</text:p>
        </text:list-item>
        <text:list-item>
          <text:p text:style-name="P70">$ConfirmPreference</text:p>
        </text:list-item>
        <text:list-item>
          <text:p text:style-name="P70">$WhatIfPreference</text:p>
        </text:list-item>
        <text:list-item>
          <text:p text:style-name="P70">-Confirm</text:p>
          <text:list>
            <text:list-item>
              <text:p text:style-name="P70">a whatif with an ‘are you sure’</text:p>
            </text:list-item>
          </text:list>
        </text:list-item>
        <text:list-item>
          <text:p text:style-name="P70">-Whatif</text:p>
          <text:list>
            <text:list-item>
              <text:p text:style-name="P70">tells you what the commands would do, but it doesn’t actually do it</text:p>
            </text:list-item>
          </text:list>
        </text:list-item>
      </text:list>
      <text:p text:style-name="P3"/>
      <text:p text:style-name="P3"/>
      <text:p text:style-name="P1">4. Extending the shell</text:p>
      <text:p text:style-name="P1"/>
      <text:p text:style-name="P27">Core powershell team</text:p>
      <text:p text:style-name="P27">Plugins from individual feature teams</text:p>
      <text:p text:style-name="P27">commandlets ship with what needs to be managed</text:p>
      <text:p text:style-name="P27">modules vs snap-ins – vs plugins</text:p>
      <text:p text:style-name="P27">package your modules, xcopydeploy, import your modules</text:p>
      <text:p text:style-name="P27">run mmc</text:p>
      <text:p text:style-name="P28"/>
      <text:p text:style-name="P28">What are:</text:p>
      <text:list xml:id="list2637669002" text:style-name="L13">
        <text:list-item>
          <text:p text:style-name="P71">commandlets, providers, </text:p>
        </text:list-item>
        <text:list-item>
          <text:p text:style-name="P71">gcmmmc = microsoft management console</text:p>
        </text:list-item>
      </text:list>
      <text:p text:style-name="P28"/>
      <text:p text:style-name="P28">Commands</text:p>
      <text:list xml:id="list3137149232" text:style-name="L14">
        <text:list-item>
          <text:p text:style-name="P72">Get-Module -ListAvailable</text:p>
        </text:list-item>
        <text:list-item>
          <text:p text:style-name="P72">gethelp knows how to find commandlets in modules even if they’re not loaded</text:p>
        </text:list-item>
        <text:list-item>
          <text:p text:style-name="P72"><text:soft-page-break/>when you try to use a cmdlet it dynamically loads the module so that you have the cmdlets</text:p>
        </text:list-item>
        <text:list-item>
          <text:p text:style-name="P72">get-module</text:p>
          <text:list>
            <text:list-item>
              <text:p text:style-name="P72">shows currently loaded modules</text:p>
            </text:list-item>
            <text:list-item>
              <text:p text:style-name="P72"/>
            </text:list-item>
          </text:list>
        </text:list-item>
      </text:list>
      <text:p text:style-name="P27"/>
      <text:p text:style-name="P1"/>
      <text:p text:style-name="P1">5. Object<text:span text:style-name="T16">s</text:span> for the admin</text:p>
      <text:p text:style-name="P1"/>
      <text:p text:style-name="P28">when you run get-service</text:p>
      <text:p text:style-name="P28">not getting service text, getting service objects</text:p>
      <text:p text:style-name="P28">an object is a thing, a noun, that has properties and methods</text:p>
      <text:p text:style-name="P28">properties, things it has</text:p>
      <text:p text:style-name="P28">methods, things it can do / things you can do to it</text:p>
      <text:p text:style-name="P28">set of objects</text:p>
      <text:p text:style-name="P29">powershell works with objects until the very last second before converting it</text:p>
      <text:p text:style-name="P29">you want to delay the conversion of text as long as possible because once you have text it’s very hard to work with.</text:p>
      <text:p text:style-name="P29"/>
      <text:p text:style-name="P29">get-process</text:p>
      <text:p text:style-name="P29">When you do get-process you’re displaying an object</text:p>
      <text:p text:style-name="P29">Each row is the object itself, and each column is the properties</text:p>
      <text:p text:style-name="P29"/>
      <text:p text:style-name="P29">get-process |where handles -gt 900</text:p>
      <text:list xml:id="list1508217049" text:style-name="L15">
        <text:list-item>
          <text:p text:style-name="P73">-gt</text:p>
          <text:list>
            <text:list-item>
              <text:p text:style-name="P73">greater than</text:p>
            </text:list-item>
          </text:list>
        </text:list-item>
      </text:list>
      <text:p text:style-name="P29"/>
      <text:p text:style-name="P29">|sort handles</text:p>
      <text:p text:style-name="P29"/>
      <text:p text:style-name="P29">get-service -name bits</text:p>
      <text:p text:style-name="P29"/>
      <text:p text:style-name="P29">there’s a way to show you everything that an object has</text:p>
      <text:list xml:id="list1713864903" text:style-name="L16">
        <text:list-item>
          <text:p text:style-name="P74">get-member</text:p>
        </text:list-item>
        <text:list-item>
          <text:p text:style-name="P74">alias: gm</text:p>
        </text:list-item>
        <text:list-item>
          <text:p text:style-name="P74">a mirror</text:p>
        </text:list-item>
      </text:list>
      <text:p text:style-name="P29">get-service -name bits |gm</text:p>
      <text:p text:style-name="P29">type of object: varA.varB.typeofobject</text:p>
      <text:p text:style-name="P29">typename: system.serviceprocess.servicecontroller</text:p>
      <text:p text:style-name="P29">anything with the membertype property is a property that you can use and look at specifically</text:p>
      <text:p text:style-name="P29"/>
      <text:p text:style-name="P29">anything with the membertype method is a method you can </text:p>
      <text:p text:style-name="P29"/>
      <text:p text:style-name="P30">get-service | Select -Property name,status</text:p>
      <text:p text:style-name="P30"/>
      <text:p text:style-name="P30">when you need to know more about an object, pipe to gm (get-member)</text:p>
      <text:p text:style-name="P30"/>
      <text:p text:style-name="P30">get-eventlog -logname system -newest 5 </text:p>
      <text:p text:style-name="P30">|gm</text:p>
      <text:p text:style-name="P30"/>
      <text:p text:style-name="P30"><text:soft-page-break/>get -eventlog -logname system -newest 5 | select -property eventid, timewritten, message| sort -property timewritten |convertTo-html | out-file <text:a xlink:type="simple" xlink:href="file:///c:/error.htm" text:style-name="Internet_20_link" text:visited-style-name="Visited_20_Internet_20_Link">c:\error.htm</text:a></text:p>
      <text:p text:style-name="P30"/>
      <text:p text:style-name="P30"/>
      <text:p text:style-name="P30">.net objects</text:p>
      <text:p text:style-name="P30"/>
      <text:p text:style-name="P30">powershell.org</text:p>
      <text:p text:style-name="P30"/>
      <text:p text:style-name="P31">I don’t know xml, return to review</text:p>
      <text:p text:style-name="P31">get-history to find the history of things you’ve typed</text:p>
      <text:p text:style-name="P1"/>
      <text:p text:style-name="P1"><text:a xlink:type="simple" xlink:href="https://www.google.com/url?sa=t&amp;rct=j&amp;q=&amp;esrc=s&amp;source=web&amp;cd=&amp;cad=rja&amp;uact=8&amp;ved=2ahUKEwido7XS74bzAhV1JzQIHeMzDPQQFnoECAcQAw&amp;url=https%3A%2F%2Fwww.onlineinterviewquestions.com%2Fwhat-does-mean-in-powershell%2F&amp;usg=AOvVaw2I6vpj_VwpLbMkmuCTNFG7" text:style-name="Internet_20_link" text:visited-style-name="Visited_20_Internet_20_Link">What does $_ mean in PowerShell?</text:a></text:p>
      <text:p text:style-name="P1">$_ in the PowerShell is the 'THIS' toke. It refers to the current item in the pipeline. It can be considered as the alias for the automatic variable $PSItem.</text:p>
      <text:p text:style-name="P1"/>
      <text:p text:style-name="P32"><text:a xlink:type="simple" xlink:href="https://www.google.com/url?sa=t&amp;rct=j&amp;q=&amp;esrc=s&amp;source=web&amp;cd=&amp;cad=rja&amp;uact=8&amp;ved=2ahUKEwiQ0OP774bzAhXcJTQIHfOmB_8QFnoECA4QAw&amp;url=https%3A%2F%2Fdocs.microsoft.com%2Fen-us%2Fdotnet%2Fapi%2Fmicrosoft.powershell.commands.stringmanipulation.flashextracttext.semantics.internal.token&amp;usg=AOvVaw3-0phDXyf3kJlXi5glWt4o" text:style-name="Internet_20_link" text:visited-style-name="Visited_20_Internet_20_Link">What is a powershell toke(n)?</text:a></text:p>
      <text:p text:style-name="P32">A token is a sequence of characters of a particular kind. There are two kinds of token: static tokens (predefined) and dynamic tokens (string literal that are learned from the context)</text:p>
      <text:p text:style-name="P1"/>
      <text:p text:style-name="P32">whatever happens in ‘{}’ is your filter</text:p>
      <text:p text:style-name="P32">$_ means the current object crossing the pipeline</text:p>
      <text:p text:style-name="P32">$_.status -eq “Running”</text:p>
      <text:p text:style-name="P32">-<text:span text:style-name="T17">eq means equals</text:span></text:p>
      <text:p text:style-name="P32"/>
      <text:p text:style-name="P33">get-help *comparison</text:p>
      <text:p text:style-name="P33">get-help *operators*</text:p>
      <text:p text:style-name="P33"/>
      <text:p text:style-name="P36">filter first, sort second, to save on processing time</text:p>
      <text:p text:style-name="P36">filter as far left as you possibly can</text:p>
      <text:p text:style-name="P36">sometimes even with the cmdlet that’s starting the process</text:p>
      <text:p text:style-name="P33"/>
      <text:p text:style-name="P37">get-service | where {$PSItem.status -eq “Running” -and $_.name -like “b*”}</text:p>
      <text:p text:style-name="P37">get-service | where {currentobjectinpipeline is running and nameof.currentobjectinpipeline islike b*</text:p>
      <text:p text:style-name="P32"/>
      <text:p text:style-name="P37">where command is something you’re going to want to spend some time with</text:p>
      <text:p text:style-name="P32"/>
      <text:p text:style-name="P32">book: Bruce Payet - powershell in action</text:p>
      <text:p text:style-name="P32">interactive AND programatic</text:p>
      <text:p text:style-name="P1"/>
      <text:p text:style-name="P1"/>
      <text:p text:style-name="P1"/>
      <text:p text:style-name="P1"/>
      <text:p text:style-name="P43">6. The pipeline: deeper - <text:span text:style-name="T26">begins: 2:42:30</text:span></text:p>
      <text:p text:style-name="P102"/>
      <text:p text:style-name="P80">!*for the following: reference chapter 9 don jones learn windows powershell*!</text:p>
      <text:p text:style-name="P80"/>
      <text:p text:style-name="P80">Module overview</text:p>
      <text:p text:style-name="P80">How the pipeline really works – the 4 step solution</text:p>
      <text:list xml:id="list1284706546" text:style-name="L19">
        <text:list-item>
          <text:p text:style-name="P78">ByValue</text:p>
        </text:list-item>
        <text:list-item>
          <text:p text:style-name="P78"><text:soft-page-break/>ByPropertyName</text:p>
        </text:list-item>
        <text:list-item>
          <text:p text:style-name="P78">What if my property doesn’t match – Customize it!</text:p>
        </text:list-item>
        <text:list-item>
          <text:p text:style-name="P78">The Parenthetical – when all else fails</text:p>
        </text:list-item>
      </text:list>
      <text:p text:style-name="P80"/>
      <text:p text:style-name="P84">get-service | stop-service</text:p>
      <text:list xml:id="list4127215663" text:style-name="L21">
        <text:list-item>
          <text:p text:style-name="P103"><text:span text:style-name="T18">get-service - </text:span></text:p>
          <text:list>
            <text:list-item>
              <text:p text:style-name="P83">gets a bunch of services, a bunch of objects</text:p>
            </text:list-item>
            <text:list-item>
              <text:p text:style-name="P83">sends one object at a time across the pipeline</text:p>
            </text:list-item>
          </text:list>
        </text:list-item>
        <text:list-item>
          <text:p text:style-name="P83">stop service – receiving cmdlet</text:p>
          <text:list>
            <text:list-item>
              <text:p text:style-name="P83">how is it grabbing hold of the objects</text:p>
            </text:list-item>
            <text:list-item>
              <text:p text:style-name="P83">how does it know what to do with them</text:p>
              <text:list>
                <text:list-item>
                  <text:p text:style-name="P83">has a lot to do with the parameters on the receiving cmdlet</text:p>
                </text:list-item>
              </text:list>
            </text:list-item>
            <text:list-item>
              <text:p text:style-name="P83">when we’re sending objects we need to know what kind of objects they are</text:p>
            </text:list-item>
            <text:list-item>
              <text:p text:style-name="P83">want to see what the receiving cmdlet is capable of receiving</text:p>
              <text:list>
                <text:list-item>
                  <text:p text:style-name="P83">look at help file for receiving cmdlet to find that out-file</text:p>
                </text:list-item>
              </text:list>
            </text:list-item>
          </text:list>
        </text:list-item>
      </text:list>
      <text:p text:style-name="P84"/>
      <text:p text:style-name="P84">!*can the receiving cmdlet catch the objects in the pipeline or not?</text:p>
      <text:p text:style-name="P87">Will the cmdlet (parameters?) accept pipeline input</text:p>
      <text:p text:style-name="P87">-parameter &lt;pref (input?)&gt;</text:p>
      <text:p text:style-name="P87">description</text:p>
      <text:p text:style-name="P87"/>
      <text:p text:style-name="P87">??????</text:p>
      <text:p text:style-name="P87">????</text:p>
      <text:p text:style-name="P87">??? </text:p>
      <text:p text:style-name="P87">accept pipeline input? t/f (type of input accepted</text:p>
      <text:p text:style-name="P80"/>
      <text:p text:style-name="P89">if the nouns match, between the sending and receiving cmdlets, it’s <text:span text:style-name="T19">likely</text:span><text:span text:style-name="T21"> that they’re going to work together, it’s </text:span><text:span text:style-name="T22">also</text:span><text:span text:style-name="T23"> likely that they’ll probably pass by value </text:span><text:span text:style-name="T20">but</text:span><text:span text:style-name="T23"> that’s not always the case</text:span></text:p>
      <text:p text:style-name="P89"><text:span text:style-name="T23"/></text:p>
      <text:p text:style-name="P89"><text:span text:style-name="T23">get-service | stop-service</text:span></text:p>
      <text:p text:style-name="P89"><text:span text:style-name="T23">vs</text:span></text:p>
      <text:p text:style-name="P89"><text:span text:style-name="T23">get-service | stop-process</text:span></text:p>
      <text:p text:style-name="P89"><text:span text:style-name="T23">vs</text:span></text:p>
      <text:p text:style-name="P89"><text:span text:style-name="T23">get-service | gm</text:span></text:p>
      <text:p text:style-name="P89"><text:span text:style-name="T23"/></text:p>
      <text:list xml:id="list3010061073" text:style-name="L22">
        <text:list-item>
          <text:p text:style-name="P104"><text:span text:style-name="T23">pipedto get-member (gm)</text:span></text:p>
          <text:list>
            <text:list-item>
              <text:p text:style-name="P104"><text:span text:style-name="T23">need to know what kind of object it is</text:span></text:p>
              <text:list>
                <text:list-item>
                  <text:p text:style-name="P104"><text:span text:style-name="T23">typename: system.serviceprocess.</text:span><text:span text:style-name="T25">servicecontroller</text:span></text:p>
                </text:list-item>
              </text:list>
            </text:list-item>
          </text:list>
        </text:list-item>
      </text:list>
      <text:p text:style-name="P89"><text:span text:style-name="T23"/></text:p>
      <text:p text:style-name="P89"><text:span text:style-name="T23">parameter</text:span></text:p>
      <text:p text:style-name="P89"><text:span text:style-name="T23">-name &lt;String[]&gt;</text:span></text:p>
      <text:p text:style-name="P89"><text:span text:style-name="T23">accepting pipeline input ByPropertyName: </text:span></text:p>
      <text:p text:style-name="P89"><text:span text:style-name="T23">the object that youre sending</text:span></text:p>
      <text:p text:style-name="P89"><text:span text:style-name="T23">does it have a property </text:span></text:p>
      <text:p text:style-name="P89"><text:span text:style-name="T23">that’s spelled the same</text:span></text:p>
      <text:p text:style-name="P89"><text:span text:style-name="T23">exactly like</text:span></text:p>
      <text:p text:style-name="P89"><text:span text:style-name="T23">the parameter name</text:span></text:p>
      <text:p text:style-name="P89"><text:span text:style-name="T23">if so, it might be able to hook up that way</text:span></text:p>
      <text:p text:style-name="P89"><text:span text:style-name="T23"/></text:p>
      <text:p text:style-name="P89"><text:soft-page-break/><text:span text:style-name="T23">get-service | get-member</text:span></text:p>
      <text:p text:style-name="P89"><text:span text:style-name="T23"/></text:p>
      <text:p text:style-name="P89"><text:span text:style-name="T23">is there a property that is spelled the same way as the parameter name</text:span></text:p>
      <text:p text:style-name="P89"><text:span text:style-name="T23">hookup by property name</text:span></text:p>
      <text:p text:style-name="P89"><text:span text:style-name="T23"/></text:p>
      <text:p text:style-name="P91"><text:span text:style-name="T23">get-process calc | dir</text:span></text:p>
      <text:p text:style-name="P91"><text:span text:style-name="T23">dir takes a path</text:span></text:p>
      <text:p text:style-name="P91"><text:span text:style-name="T23">process has a path</text:span></text:p>
      <text:p text:style-name="P91"><text:span text:style-name="T23">\\</text:span></text:p>
      <text:p text:style-name="P91"><text:span text:style-name="T23">typesystem</text:span></text:p>
      <text:p text:style-name="P91"><text:span text:style-name="T23">alias property</text:span></text:p>
      <text:p text:style-name="P91">\\</text:p>
      <text:p text:style-name="P93"/>
      <text:p text:style-name="P93"/>
      <text:p text:style-name="P91">instead of being super specific and only piping specific terms, exact terms like</text:p>
      <text:p text:style-name="P91">propertyname</text:p>
      <text:p text:style-name="P91">servicename</text:p>
      <text:p text:style-name="P91">individually, powershell pipes vague related terms, or entire categories, to improve the range of options available to the user.</text:p>
      <text:p text:style-name="P91"/>
      <text:p text:style-name="P96">Sometimes the greatest minds think alike but just haven’t had a chance to get things consistent yet</text:p>
      <text:p text:style-name="P96"/>
      <text:p text:style-name="P96">get-adcomputer -filter * | get-service -name bits</text:p>
      <text:p text:style-name="P96">get a list of all computers from active directory</text:p>
      <text:p text:style-name="P96">want them piped to get service so that it will get the bit service from all of them</text:p>
      <text:p text:style-name="P96"/>
      <text:p text:style-name="P96">pipe to gm to find out what type of object you’re working with</text:p>
      <text:p text:style-name="P96">adcomputer</text:p>
      <text:p text:style-name="P96">get-help get-service to find out if it supports adcomputer byvalue</text:p>
      <text:p text:style-name="P96">-showwindow then find the property you’re looking for</text:p>
      <text:p text:style-name="P96"/>
      <text:p text:style-name="P96"/>
      <text:p text:style-name="P96"/>
      <text:p text:style-name="P96"/>
      <text:p text:style-name="P96"/>
      <text:p text:style-name="P99">stray notes?:</text:p>
      <text:p text:style-name="P38"/>
      <text:p text:style-name="P39">some cmdlets are case sensitive, </text:p>
      <text:p text:style-name="P37"/>
      <text:p text:style-name="P37"/>
      <text:p text:style-name="P37"/>
      <text:p text:style-name="P37"/>
      <text:p text:style-name="P39">‘where’</text:p>
      <text:p text:style-name="P39">gps = get-process</text:p>
      <text:p text:style-name="P39">returns way too many results</text:p>
      <text:p text:style-name="P39">need sql against live .net objects</text:p>
      <text:p text:style-name="P37"/>
      <text:p text:style-name="P39">the three lines of code for where:</text:p>
      <text:p text:style-name="P39">where takes each object that comes in the pipeline and assigns it to a variable $_ // $_PSItem</text:p>
      <text:p text:style-name="P39"><text:soft-page-break/>evaluate code in { }</text:p>
      <text:p text:style-name="P39">if the code returns true pass the object on, if not – discard the code</text:p>
      <text:p text:style-name="P1"/>
      <text:p text:style-name="P1"/>
      <text:p text:style-name="P39">assign object to $_</text:p>
      <text:p text:style-name="P39">evaluate the code</text:p>
      <text:p text:style-name="P39">if the code evaluates to true</text:p>
      <text:p text:style-name="P39">pass the object on</text:p>
      <text:p text:style-name="P39">if the code evaluates to false</text:p>
      <text:p text:style-name="P39">don’t do anything</text:p>
      <text:p text:style-name="P39"/>
      <text:p text:style-name="P39">never said you have to use the object in the expression</text:p>
      <text:p text:style-name="P39"/>
      <text:p text:style-name="P39"/>
      <text:p text:style-name="P39">gps *ss |where {$false}</text:p>
      <text:p text:style-name="P39">gps *ss |where {$true}</text:p>
      <text:p text:style-name="P39">code works but doesn’t do much</text:p>
      <text:p text:style-name="P39"/>
      <text:p text:style-name="P39">can do anything you want as long as in the end it evaluates to true or false</text:p>
      <text:p text:style-name="P39"/>
      <text:p text:style-name="P39">simplified version of where</text:p>
      <text:p text:style-name="P39">where property operator value</text:p>
      <text:p text:style-name="P39">gps |where handles -ge 1000</text:p>
      <text:p text:style-name="P40">versus</text:p>
      <text:p text:style-name="P40">gps |where {$_.handles -ge 1000}</text:p>
      <text:list xml:id="list1611807700" text:style-name="L17">
        <text:list-item>
          <text:p text:style-name="P75">why the dot after $_ ?</text:p>
        </text:list-item>
      </text:list>
      <text:p text:style-name="P40">limitations on simplified version:</text:p>
      <text:list xml:id="list1692110900" text:style-name="L18">
        <text:list-item>
          <text:p text:style-name="P76">can’t use multiple criteria</text:p>
        </text:list-item>
        <text:list-item>
          <text:p text:style-name="P76">can’t call $_ and check against before executing (is this right?)</text:p>
        </text:list-item>
      </text:list>
      <text:p text:style-name="P40"/>
      <text:p text:style-name="P40"/>
      <text:p text:style-name="P95"/>
      <text:p text:style-name="P94">byvalue</text:p>
      <text:p text:style-name="P94">vs</text:p>
      <text:p text:style-name="P94">byproperty</text:p>
      <text:p text:style-name="P94"/>
      <text:p text:style-name="P98">\\<text:a xlink:type="simple" xlink:href="https://www.google.com/url?sa=t&amp;rct=j&amp;q=&amp;esrc=s&amp;source=web&amp;cd=&amp;cad=rja&amp;uact=8&amp;ved=2ahUKEwjbhvuW_pPzAhXQuZ4KHYs0AMoQFnoECAMQAw&amp;url=https%3A%2F%2Fipwithease.com%2Factive-directory-vs-domain-controller%2F&amp;usg=AOvVaw1bvJG53lWwC7w8ge4VHUg8" text:style-name="Internet_20_link" text:visited-style-name="Visited_20_Internet_20_Link">domain controller</text:a></text:p>
      <text:p text:style-name="P98">\\ Active Directory handles your identity and security access and Domain Controllers authenticate your authority.</text:p>
      <text:p text:style-name="P94"/>
      <text:p text:style-name="P94">get -adcomputer -filter *</text:p>
      <text:p text:style-name="P94"/>
      <text:p text:style-name="P97"><text:a xlink:type="simple" xlink:href="https://docs.microsoft.com/en-us/powershell/module/microsoft.powershell.core/about/about_hash_tables?view=powershell-7.1" text:style-name="Internet_20_link" text:visited-style-name="Visited_20_Internet_20_Link">hash table syntax</text:a></text:p>
      <text:p text:style-name="P97"/>
      <text:p text:style-name="P99"/>
      <text:p text:style-name="P101">powershell.org</text:p>
      <text:p text:style-name="P101">forums</text:p>
      <text:p text:style-name="P101">free e-books for help with specialized topics</text:p>
      <text:p text:style-name="P102">youtube</text:p>
      <text:p text:style-name="P102"><text:soft-page-break/></text:p>
      <text:p text:style-name="P1">7. The power of the shell - remoting</text:p>
      <text:p text:style-name="P1"/>
      <text:p text:style-name="P1"/>
      <text:p text:style-name="P1">8. Getting prepared for automation</text:p>
      <text:p text:style-name="P1"/>
      <text:p text:style-name="P1"/>
      <text:p text:style-name="P1">9. Automation in scale – remoting</text:p>
      <text:p text:style-name="P1"/>
      <text:p text:style-name="P1"/>
      <text:p text:style-name="P1">10. Introducing scripting and toolmaking</text:p>
      <text:p text:style-name="P1"/>
      <text:p text:style-name="P1"/>
      <text:p text:style-name="P1"/>
      <text:p text:style-name="P1"/>
      <text:p text:style-name="P1"/>
      <text:p text:style-name="P1"><text:a xlink:type="simple" xlink:href="https://docs.microsoft.com/en-us/powershell/module/microsoft.powershell.core/about/about_operators?view=powershell-7.1" text:style-name="Internet_20_link" text:visited-style-name="Visited_20_Internet_20_Link">https://docs.microsoft.com/en-us/powershell/module/microsoft.powershell.core/about/about_operators?view=powershell-7.1</text:a> </text:p>
      <text:p text:style-name="P1"/>
      <text:p text:style-name="P1"/>
      <text:p text:style-name="P1"><text:a xlink:type="simple" xlink:href="https://www.google.com/url?sa=t&amp;rct=j&amp;q=&amp;esrc=s&amp;source=web&amp;cd=&amp;cad=rja&amp;uact=8&amp;ved=2ahUKEwjJ88TPwIbzAhWZHTQIHdUWDekQFnoECAIQAw&amp;url=https%3A%2F%2Fwww.reddit.com%2Fr%2Flibreoffice%2Fcomments%2Ff3klmw%2Ftoggling_default_strikethrough%2F&amp;usg=AOvVaw1bWiUpSysZWJJBzHlfiKpt" text:style-name="Internet_20_link" text:visited-style-name="Visited_20_Internet_20_Link">Toggling default strikethrough </text:a><text:a xlink:type="simple" xlink:href="https://www.google.com/url?sa=t&amp;rct=j&amp;q=&amp;esrc=s&amp;source=web&amp;cd=&amp;cad=rja&amp;uact=8&amp;ved=2ahUKEwjJ88TPwIbzAhWZHTQIHdUWDekQFnoECAIQAw&amp;url=https%3A%2F%2Fwww.reddit.com%2Fr%2Flibreoffice%2Fcomments%2Ff3klmw%2Ftoggling_default_strikethrough%2F&amp;usg=AOvVaw1bWiUpSysZWJJBzHlfiKpt" text:style-name="Internet_20_link" text:visited-style-name="Visited_20_Internet_20_Link"><text:span text:style-name="T14">in libreoffice</text:span></text:a></text:p>
      <text:p text:style-name="P1"/>
      <text:p text:style-name="P1"><text:s text:c="4"/>Open the Tools menu in the toolbar.</text:p>
      <text:p text:style-name="P1"><text:s text:c="4"/>Select AutoCorrect &gt; AutoCorrect Options.</text:p>
      <text:p text:style-name="P1"><text:s text:c="4"/>Choose Options in the row of tabs at the top of the new window which appears.</text:p>
      <text:p text:style-name="P1"><text:s text:c="4"/>Uncheck both of the checkboxes next to Automatic *bold*, /italic/, -strikeout- and _underline_</text:p>
      <text:p text:style-name="P1"><text:s text:c="4"/>Click OK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4T09:59:31.851000000</meta:creation-date>
    <dc:date>2021-09-24T13:45:27.661000000</dc:date>
    <meta:editing-duration>PT22H17M32S</meta:editing-duration>
    <meta:editing-cycles>6</meta:editing-cycles>
    <meta:generator>LibreOffice/7.0.6.2$Windows_X86_64 LibreOffice_project/144abb84a525d8e30c9dbbefa69cbbf2d8d4ae3b</meta:generator>
    <meta:document-statistic meta:table-count="0" meta:image-count="0" meta:object-count="0" meta:page-count="10" meta:paragraph-count="328" meta:word-count="1820" meta:character-count="10845" meta:non-whitespace-character-count="9402"/>
  </office:meta>
</office:document-meta>
</file>